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1cf82" officeooo:paragraph-rsid="0021cf82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35b88" officeooo:paragraph-rsid="00235b88" style:font-size-asian="12.25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officeooo:rsid="00235b88" officeooo:paragraph-rsid="00235b88" style:font-size-asian="12.25pt" style:font-size-complex="14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officeooo:rsid="00235b88" officeooo:paragraph-rsid="00235b88" style:font-size-asian="12.25pt" style:font-size-complex="14pt"/>
    </style:style>
    <style:style style:name="T1" style:family="text">
      <style:text-properties officeooo:rsid="002106bb"/>
    </style:style>
    <style:style style:name="T2" style:family="text">
      <style:text-properties officeooo:rsid="00239d4c"/>
    </style:style>
    <style:style style:name="T3" style:family="text">
      <style:text-properties officeooo:rsid="0023c22c"/>
    </style:style>
    <style:style style:name="T4" style:family="text">
      <style:text-properties officeooo:rsid="002447f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date style:data-style-name="N37" text:date-value="2025-10-29T16:33:29.003532165">10/29/25</text:date></text:p>
      <text:p text:style-name="P2">Math 5099 – Colloquium </text:p>
      <text:p text:style-name="P2"><text:span text:style-name="T1">Fall</text:span> 2025</text:p>
      <text:p text:style-name="P1"/>
      <text:p text:style-name="P5">States and Representations of C*-Algebras and </text:p>
      <text:p text:style-name="P5">The Gelfand-Naimark-Segal Construction</text:p>
      <text:p text:style-name="P5"><text:span text:style-name="T3">by </text:span>Preston Malen</text:p>
      <text:p text:style-name="P4"/>
      <text:p text:style-name="P6">Reflection by Paul Carmody</text:p>
      <text:p text:style-name="P6"/>
      <text:p text:style-name="P7">why C*-<text:span text:style-name="T4">A</text:span>lgebras</text:p>
      <text:list text:style-name="L1">
        <text:list-item>
          <text:p text:style-name="P8">generalize non-commutative algebras</text:p>
        </text:list-item>
        <text:list-item>
          <text:p text:style-name="P8">applies easily to physics,</text:p>
        </text:list-item>
        <text:list-item>
          <text:p text:style-name="P8">commutative can be seen as topological</text:p>
        </text:list-item>
      </text:list>
      <text:p text:style-name="P7"/>
      <text:p text:style-name="P7">A Banach Algebra with an involution. <text:s/>Various examples</text:p>
      <text:list text:style-name="L2">
        <text:list-item>
          <text:p text:style-name="P9">matrix</text:p>
        </text:list-item>
        <text:list-item>
          <text:p text:style-name="P9">continuous function</text:p>
        </text:list-item>
        <text:list-item>
          <text:p text:style-name="P9">bounded Hilbert operators</text:p>
        </text:list-item>
        <text:list-item>
          <text:p text:style-name="P9">…</text:p>
        </text:list-item>
      </text:list>
      <text:p text:style-name="P7"/>
      <text:p text:style-name="P7">Continues with a discussion of states, which I’m not entirely familiar with. <text:s/>Largely, it is a function that takes the involution into the positive reals. <text:s/><text:span text:style-name="T2">Eventually, he enters into how the states help to define boson and fermion particles.</text:span>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10-29T16:33:28.890535884</dc:date>
    <meta:editing-duration>PT44M44S</meta:editing-duration>
    <meta:editing-cycles>9</meta:editing-cycles>
    <meta:document-statistic meta:table-count="0" meta:image-count="0" meta:object-count="0" meta:page-count="1" meta:paragraph-count="17" meta:word-count="98" meta:character-count="633" meta:non-whitespace-character-count="553"/>
  </office:meta>
</office:document-meta>
</file>